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783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854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Sala consultazion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tolo</text:p>
          </table:table-cell>
          <table:table-cell table:style-name="ce3" office:value-type="string" calcext:value-type="string">
            <text:p>Anno edizione</text:p>
          </table:table-cell>
          <table:table-cell table:style-name="ce3" office:value-type="string" calcext:value-type="string">
            <text:p>Collocazione</text:p>
          </table:table-cell>
          <table:table-cell table:style-name="ce1" office:value-type="string" calcext:value-type="string">
            <text:p>Volumi</text:p>
          </table:table-cell>
          <table:table-cell/>
        </table:table-row>
        <table:table-row table:style-name="ro1">
          <table:table-cell office:value-type="string" calcext:value-type="string">
            <text:p>Codice delle Leggi sulla Pubblica Istruzion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ria del Diritto Italian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stituzione della Repubblica Italian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Costituzioni Italian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Catasto e dei Tributi sugli immobil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della Costituzion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Commentario del Codice Civi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Novissimo Digesto Italiano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Enciclopedia del Diritt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L’Avvocato di Tutti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iclopedia Forens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iritto Costituzional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F 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Amministrativ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1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Costituzione e le leggi sul processo costituzionale e sui referendu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Amministrativo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F 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Commento Teorico-Pratico della Legge Comunale e Provinciale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F 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Amministrativo e Contabilità Pubblic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Diritto Commerciale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 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stema Istituzionale del Diritto Privato Italian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F 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Diritto Internazionale Pubblic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 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Grandi Sistemi Giuridici Contemporanei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 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Civile e Commercia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Il Fallimento e le altre procedure concorsuali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 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 Responsabilità Civile da Fatto Illecito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Processuale Civi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 2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nuale di Diritto Processuale Civi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 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stema Penale Italian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2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rattato di Diritto Penale Italiano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F 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Istituzioni di Diritto Processuale Penale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 2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ttato di Diritto Processuale Penale Italian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 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attato di Diritto del Lavor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 3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rattato di Diritto del Lavoro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F 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l Diritto Del Lavoro Nell’elaborazione giurisprudenzia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3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Principi di Diritto Sindacale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ratti Speciali di Lavor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delle Assicurazioni Sociali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 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Sindaca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del Lavor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 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islazione Sociale del Lavoro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Assicurazioni Social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Diritto del Lavoro e della Sicurezza Sociale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F 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li Imprenditori e le Società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zioni di Diritto del Lavoro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Sindacal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 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blemi Costituzionali del diritto sindacale italiano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 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fesa dei Monumenti e delle Bellezze Naturali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eggi sulla Tutela delle Cose d’Interesse Artistico o Storico …</text:p>
          </table:table-cell>
          <table:table-cell/>
          <table:table-cell office:value-type="string" calcext:value-type="string">
            <text:p>F 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gi Sanitari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i Polizia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F 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nale e Codice di Procedura Penale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a Imposta di Registro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F 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e Leggi Tributarie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F 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Fiscale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F 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eggi Amministrativ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5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dice del Lavoro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F 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 Quattro Codici per le Udienze Civili e Penali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F 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eggi Tributarie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F 5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F 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ria del Diritto Romano nel Medio Evo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F 6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nuale Elementare di Diritto Romano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F 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istoire du Droit Romain</text:p>
          </table:table-cell>
          <table:table-cell office:value-type="float" office:value="1839" calcext:value-type="float">
            <text:p>1839</text:p>
          </table:table-cell>
          <table:table-cell office:value-type="string" calcext:value-type="string">
            <text:p>F 6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segno del Diritto Pubblico Romano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F 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siderazioni in Tema di Legislazione Statutaria Medieval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Italiano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F 6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toria del Diritto Italiano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F 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ria del Diritto Italiano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F 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Processuale Tributario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Tributario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 6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Codice della Legislazione Statale sull’Ordinamento Regionale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Elettorale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F 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Senatoconsulti del Tempo di Adriano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F 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</text:p>
          </table:table-cell>
        </table:table-row>
        <table:table-row table:style-name="ro1">
          <table:table-cell office:value-type="string" calcext:value-type="string">
            <text:p>Storia del Diritto Romano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Diritto Romano Cristiano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F 7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 Origini dell’Ordinamento Provinciale e Comunale Italiano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F 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Bibliografico delle Riviste Giuridiche Italiane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F 7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rattato di Medicina e Chirurgia ad Uso Lega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8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ttere San Paolo / Divan Occidentale Orientale</text:p>
          </table:table-cell>
          <table:table-cell/>
          <table:table-cell office:value-type="string" calcext:value-type="string">
            <text:p>F 8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 Nuove Leggi di Giustizia Amministrativa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Regionale dei Trasporti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8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egislazione sull’Istruzione Secondaria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F 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ell’Applicato Municipale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Impiegato Comunal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 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del Codice Civile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F 88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rattato di Diritto Civile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F 8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Digesto Italiano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F 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us Iuris Canonici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F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ex Iuris Canonici</text:p>
          </table:table-cell>
          <table:table-cell/>
          <table:table-cell office:value-type="string" calcext:value-type="string">
            <text:p>F 1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pus Juris Civili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10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rpus Juris Civilis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F 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gesta Iustiniani Augusti</text:p>
          </table:table-cell>
          <table:table-cell/>
          <table:table-cell office:value-type="string" calcext:value-type="string">
            <text:p>F 1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eodosiani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 1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stituzioni di Diritto Pubblico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 1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 Statuto Dei Diritti dei Lavoratori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1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ostituzionale della Repubblica Italian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1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uovo Dizionario di Diritto Canonic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sto Unificato della Normativa sull’Inquinamento Atmosferic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r l’Editoria e la Radiotelevision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Codice della Regione Piemont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li statuti delle regioni</text:p>
          </table:table-cell>
          <table:table-cell/>
          <table:table-cell office:value-type="string" calcext:value-type="string">
            <text:p>F 1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oria del Diritto Romano nel Medio Evo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1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entario dello Statuto dei Lavoratori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 Imposte Dirette e il Contenzioso Tributari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conomia Montana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F 1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Sicurezza Pubblic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ertorio delle Decisioni della Corte Costituzionale</text:p>
          </table:table-cell>
          <table:table-cell/>
          <table:table-cell office:value-type="string" calcext:value-type="string">
            <text:p>F 12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odice del Lavoro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del Codice di Procedura Civile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F 12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anuale del Diritto di Lavor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’Ambient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2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zionario delle Autonomie Locali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Giustizia Amministrativ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alla Riforma del Diritto di Famiglia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gislazione Universitaria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ggi Fondamentali dell’Ordinamento Costituzionale Italian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Elettora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ituzioni di Diritto Civi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Costituzional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F 1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ituzioni di Diritto Pubblic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ituzioni di Diritto Pubblic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zioni di Diritto Costituzionale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1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itto Costituzional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uario degli enti di studio, ricerca, cultura e informazion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Amministrativ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4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ella Finanza Local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Ecclesiastico Italian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gione Piemonte Annuario Guida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F 1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amenti di Storia del Diritto Romano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F 1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Legge Urbanistica Piemontese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Teorico-Pratico al Codice Civil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 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ida delle Regioni d’Italia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1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zionari del Diritto Privat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ssegna di Giurisprudenza sulle Leggi Relative All’Istruzione Elementare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ivile Annotato con la dottrina e la giurisprudenza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anuale del Consulente Fiscal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Ufficiale del Parlamento Europeo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Disciplina del Condomini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Convenzioni di Diritto Internazionale Privato e Processuale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F 1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o Sport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F 15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’Urbanistica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5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dice Penale annotato con la giurisprudenz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1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 Rapporto di Lavoro Annotato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6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ritto Amministrativ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1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Urbanistica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1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ima e Gestione dei Beni Rustici ed Urbani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ssegna di Giurisprudenza sulla Legge Comunale e Provincial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ituzioni di Diritto Privato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F 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ocazioni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ssegna Automatica di Dottrina Giuridic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Codice della Contabilità Pubblica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i Titoli di Credit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Partito Politico di fronte allo Stato di fronte a Se Stess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quinar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i che Istituiscono le Comunità Europe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 1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Ordinamento Universitario Italian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Le Locazioni degli Immobili Urbani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1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di Famiglia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ottrina e Giurisprudenza del Diritto di Lavor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ttrina e Giurisprudenza del Diritto di Lavor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ttrina e Giurisprudenza del Diritto di Lavor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Strada e Leggi Complementari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Penal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18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l Diritto Canonic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Giustizia Amministrativa Annotat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ertorio Amministrativo dello Stato</text:p>
          </table:table-cell>
          <table:table-cell/>
          <table:table-cell office:value-type="string" calcext:value-type="string">
            <text:p>F 1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Nuovissimo Codice Tributario Annotato per articol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di Diritto Sanitari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dei Termini Giuridic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ccolta delle Disposizioni sui Diritti e Doveri del Personale della Scuol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Pubblico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zioni di Diritto Costituzional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1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pendio del Nuovo Diritto Privat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uario Europeo Dell’Ambient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1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ccolta Sisetmatica degli Usi Agrar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ocazioni Annot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1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 Legge Doganale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Protezione degli Animali e del loro ambiente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F 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ce dei Comuni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li Stauti Regionali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Turism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1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Urbanistic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2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Artigianato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2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Società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Conservazione della Natura nella Legislazione Regional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di Diritto e Procedura Penal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F 2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Rapporto di Agenza e di Rappresentanza Commercial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0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 Diritto del Consumo e dell’Utenz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enzioso Tributario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Compravendita Immobiliare e Mobiliar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Gestione Collegiale della Scuola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gesto delle Discipline Pubblicistich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Digesto delle Discipline Penalistich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Digesto delle Discipline Privatistiche – Sezione Civil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Digesto delle Discipline Privatistiche – Sezione Commercial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3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rattati che Istituiscono le Comunità Europe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Condomini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i che Istituiscono le Comunità Europee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F 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Sistema del Diritto Privat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ituzione e le leggi sul processo costituzionale e sui referendum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F 2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Leggi sul Lavoro Annotate dalla Giurisprudenz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 Nuova Enciclopedia del Diritto e dell’Econom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epertorio di Giurisprudenza del Lavor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F 22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Il Nuovo Codice di procedura Pena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Sanitari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Servizi di Sicurezza In Itali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Nuovo Codice di procedura Penal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Riforme Istituzionali in Parlament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Civile e Commercia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La Funzione Dirigente e Ispettiva nella Scuola di Sta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Amministrativ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o al Nuovo Codice di Procedura Penale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odice dell’Urbanistica e dell’Ediliz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rbanistica e Tutela del Territori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Urbanistica e della Tutela del Territori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Strada e Leggi Complementari annotat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Pubblico Impiego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 23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iritto Rurale Comunitario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2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Mercato Unico Europe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nale commen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 Violazione della Legge nel Sistema dei Vizi del Provvedimento Amministrativ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2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i Concorsi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 Condominio anno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e Norme sul Commercio anno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Diritti degli Assicurati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Norme del Processo Penal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ce di Diritto Alimentare annotat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dice Sanitario Nazional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 2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Ordinamento Costituzionale Italiano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 2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al Codice Civi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4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Codice Civile e Leggi Collegat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2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Regionale Italian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Testo Unico Delle Leggi in Materia di Stupefacenti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ppalti Pubblici e Mercato Unico Europe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Regiona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Urbanistico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a Legislazione Alimentar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eggi Sanitarie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25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dice Donna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F 2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Legislazione Vigent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25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Nuovo Codice della Strad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Rapporto di Impiego negli Enti Locali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F 2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nale del Lavoro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 2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Codice di Procedura Penal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nciclopedia Giuridic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26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Commento alla Legge sulle Autonomie Local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Brevetto Europe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Opere Pubbliche degli Enti Local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 Reati In Materia di Inquinament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cali Pubblic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Disciplina delle Armi, delle Munizioni e degli Esplosiv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Disciplina delle Sostanze Stupefacent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nuario Italiano dell’Edilizi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egi Uninomali della Camera della Repubblic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legi Uninomali del Senato della Repubblic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Collegi Uninomali per l’Elezione delle Due Camer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Collegi Uninomali per l’Elezione delle Due Camer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rme per l’Elezione della Camera e del Sena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iaggragazione dei Dati Elettorali 1992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eggi Sul Lavor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i Beni Culturali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Unione Europe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Illecito Amministrativo e Depenalizza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eto Unico del Credit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ivile 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al Nuovo Codice della Strad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Tributari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e Leggi dello Stato Civile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F 2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’Ordinamento Comunal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Amministrativo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Misure di Prevenzion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e Leggi sulla Pesca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2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Regime Patrimoniale della Famigli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2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ssico di Diritto Civil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2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Lavoro alle Dipendenze delle Amministrazioni Pubblich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2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 Copyrigh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F 2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ssegna di Giurisprudenza sull’Urbanistic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29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iritto Civile e Commercial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29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odice Civile annotato con la giurisprudenz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29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i Procedura Civile e Commercial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29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Biblioteca Giuridico Economica di Diritto Sammarinese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 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ntabilità degli Enti Local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Amministrativo Europe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30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ggi Amministrative Fondamental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entario Breve alle Leggi di Lavoro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3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Mercato Finanziari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F 3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Unione Europea annotato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3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Diritti dell’Uomo In Itali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0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itto Penale delle Tecnologie Informatich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dimenti Cautelari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Responsabilità Panle per Infortuni sul Lavor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parazione Divorzio Annullamento del Matrimoni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Procedimento Possessorio e di Nunciazione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F 3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ivile 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F 3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Privato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Amministrativo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l’Ambient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e Convenzioni di Diritto Internazionale Privato e Processua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Funzioni Notarili nel’Espropriazione Forzat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 Leggi Urbanistich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Contratti del Mercato Finanziari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3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ndice della Lingua Italiana Legislativa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F 32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 Leggi Complementari al Codice Civile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ce Amministrativ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esponsabilità dei Dipendenti e degli Amministratori Pubblic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i Real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menti di Diritto dell’Unione Europe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incipi di Diritto Processuale Amministrativ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Europe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dura Pena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ivile annotato con la giurisprudenz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e Locazioni Annota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Copyrigh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stituzioni di Diritto Pena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i Deontologic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i Minori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F 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Amministrativ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 Assicurazion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gricoltura e Dirit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itto Processuale Civi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nciclopedia del Diritt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Amministrativ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iritto Privat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Commercia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rbanistica e Appalt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4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 Riforme della Giustizia Civi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Appalto Privat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rdinamento Comunitario e Unione Europ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ssicologia Forens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Processuale Comunitari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Agrari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al Testo Unico delle Leggi in Materia Bancaria e Creditiz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Diritto del Lavoro nell’Unione Europ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 Costituzioni dei Paesi dell’Unione Europe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ici Penali Militar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Processuale Civ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el Falliment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zione della Normativa Penale in Materia di Armi, Munizioni, Prodotti Esplodenti…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Commercio Elettronic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i Procedura Penale Ipertestua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nale annotato con la giurisprudenza e norme complementar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Famigli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La Donazion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iv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i Procedura Civ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i Procedura Pena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Riforma degli Enti Local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ormulario di Tutti I Contratt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Ipertestuale del Diritto Privat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Enciclopedico della Giurisprudenza Civi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7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Appalto Pubblico e Privat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7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e Person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7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 Contratti in General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F 37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Civile e Commerciale, Le Servitù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iurisprudenza Sistematica di Diritto Civile e Commerciale, Contratti Bancar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ommentato delle Locazion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l Nuovo Codice della Strad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Privato Europe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dice Civi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7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Civile Annotat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 di Diritto Pena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tudi di Diritto Civi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8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nuale di DIritto Penale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8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 Beni Culturali e Ambiental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al Codice Penal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eni ed Attività Economica della Famigl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Disciplina della Providenza Pubblic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9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ce di Procedura Civil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3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cedura Penal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F 3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elle Leggi Ambiental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F 3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 delitti dei pubblici ufficiali contro la pubblica amministrazion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3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39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ce Civile annotato con la giurisprudenza e leggi complementar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3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l Rapporto di Lavoro Privato Subordinat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3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l Danno alla Persona e alle Cose nell’Assicurazione per la RC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 Nuovi Contratti nella Prassi Civile e Commercial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40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ritto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F 40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ice della Strada annot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Ordinamento Penitenziari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’amministrazione di Sostegn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mmigrazione: profili normativi e orientamenti giurisprudenzial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ULPS Regolamento e Leggi Complementa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Ipertestuale della Responsabilità Civ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Ipertestuale di Locazione e Condomini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dilizia Urbanistica del Territori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Libertà di Coscienza nell’Ordinamento Italian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Locazion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 Reati Contro la Person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dice Dogana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ivil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alla Costituzion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dice Civile commentat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 41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dice di Procedura Civile commentat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dice di Procedura Pena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dice Ipertestuale delle Successioni e delle Donazion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gresso e Soggiorno dei Cittadini Extracomunitar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Penale commentat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2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rso di Diritto Amministrativ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Pena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Civi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del Lavor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Costituziona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Internazionale Privat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Tributari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so di Diritto Ecclesiastic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breve al Testo Unico sulle Autonomie Local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 43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mmentario breve al Diritto della Famigli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breve alla Costituzio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ommentato dei Reati e degli Illeciti Ambiental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uale di Diritto Minor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Famiglia e le Perso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’amministrazione di Sostegn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 4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allimento e Concordat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Tutela della Privacy nell’Ambito di Interne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F 4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Ipertestuale del Consum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i Procedura Civile Ipertestua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oprietà Intelletuale e Diritto della Concorrenz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llimento e altre procedure concorsual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attato di Diritto Penal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Testamento e Istituti Alternativi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l Risarcimento del Danno non Patrimonial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4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dice Ipertestuale della Famigli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Ipertestuale di Separazione e Divorzi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F 4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Certificazione Energetica degli Edific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Breve alle Leggi sul Lavor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zionario di Economia Civil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del Codice Civil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F 45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rattato del Contrat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sufrutto, Uso, Abitazion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Comementato della Sicurezza sul Lavor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dice di Procedura Civile commenta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Breve al Diritto delle Assicurazion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a Famigli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5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a Legge Notarile Commentata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F 46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i Singoli Contratt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 46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 Mediazione per la composizione delle controversie civili e commercial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 4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a Proprietà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6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i Fatti Illecit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 4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ll’Impresa del Lavo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 46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lle Obbligazion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6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lle Donazion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 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itto dell’Interne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 4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upefacenti: illeciti, indagini, responsbilità, sanzion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Penal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7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elle Perso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F 47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elle Società – Dell’azienda e della Concorrenz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dice della Responsabilità Civile e RC Aut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 Riforma della Filiazio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Breve al Codice di Procedura Pena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mmentario Breve al Codice di Procedura Civ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entario breve al Diritto delle Società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cenziamento Individuale e Collettiv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ttato di Diritto Pena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8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rattato di Diritto Pena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a gestione d’Affari, del Pagamento dell’Indebito, dell’Arricchimento senza cau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vorzio breve, Divorzio Fai da Te, ... Unioni Civi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 4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lla Tutela dei Diritt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F 48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 48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8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9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9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 495</text:p>
          </table:table-cell>
          <table:table-cell table:number-columns-repeated="2"/>
        </table:table-row>
        <table:table-row table:style-name="ro1" table:number-rows-repeated="104807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08:25:16.963852692</meta:creation-date>
    <dc:date>2024-07-23T11:51:53.582708542</dc:date>
    <meta:editing-duration>PT1H43M28S</meta:editing-duration>
    <meta:editing-cycles>19</meta:editing-cycles>
    <meta:generator>LibreOffice/7.3.7.2$Linux_X86_64 LibreOffice_project/30$Build-2</meta:generator>
    <meta:document-statistic meta:table-count="1" meta:cell-count="1873" meta:object-count="0"/>
  </office:meta>
</office:document-meta>
</file>